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08/06/2013</text:p>
      <text:list xml:id="list5242585312476022110" text:style-name="L1">
        <text:list-item>
          <text:p text:style-name="P1">Premier commit : modèle valide</text:p>
        </text:list-item>
        <text:list-item>
          <text:p text:style-name="P1">Jeu en mode console (reste problèmes retour chariot)</text:p>
        </text:list-item>
        <text:list-item>
          <text:p text:style-name="P1">Ajout du PDA et changement des packages</text:p>
        </text:list-item>
      </text:list>
      <text:p text:style-name="Standard"/>
      <text:p text:style-name="P5">10/06/2013</text:p>
      <text:list xml:id="list3096697252007953746" text:style-name="L2">
        <text:list-item>
          <text:p text:style-name="P2">Création du controleur principale et de la vue principale.<text:line-break/>Modification de la Partie.java (chargement/sauvegarde) </text:p>
        </text:list-item>
        <text:list-item>
          <text:p text:style-name="P2">Changement images </text:p>
        </text:list-item>
        <text:list-item>
          <text:p text:style-name="P2">Ajout de javadoc manquante au modèle</text:p>
        </text:list-item>
        <text:list-item>
          <text:p text:style-name="P2">Début de l'écran de paramètrage (de partie)</text:p>
        </text:list-item>
        <text:list-item>
          <text:p text:style-name="P2">Commence le développement du panel d'affichage de plateau.<text:line-break/>Animation pour un déplacement terminée. </text:p>
        </text:list-item>
      </text:list>
      <text:p text:style-name="Standard"/>
      <text:p text:style-name="P5">11/06/2013</text:p>
      <text:list xml:id="list1857149382099271251" text:style-name="L3">
        <text:list-item>
          <text:p text:style-name="P3">Début du développement des réactions au clic sur le plateau </text:p>
        </text:list-item>
        <text:list-item>
          <text:p text:style-name="P3">Ecran de parametrage, fin de l'IHM </text:p>
        </text:list-item>
        <text:list-item>
          <text:p text:style-name="P3">Fin du développement du ControleurJeu.java =&gt; juste besoin de "nettoyer" et de finir la javadoc </text:p>
        </text:list-item>
        <text:list-item>
          <text:p text:style-name="P3">Ecran de parametrage terminé<text:line-break/>Réaction sur la comboBox terminé<text:line-break/>Réaction sur les JTextField des noms de joueurs commencées </text:p>
        </text:list-item>
        <text:list-item>
          <text:p text:style-name="P3">Réactions de l'écran de parametrage terminées </text:p>
        </text:list-item>
        <text:list-item>
          <text:p text:style-name="P3">Classe Jeu presque finie </text:p>
        </text:list-item>
        <text:list-item>
          <text:p text:style-name="P3">Création d'une partie avec paramètre et lancement du jeu : ok </text:p>
        </text:list-item>
      </text:list>
      <text:p text:style-name="Standard"/>
      <text:p text:style-name="P5">12/06/2013</text:p>
      <text:list xml:id="list300191070247453488" text:style-name="L4">
        <text:list-item>
          <text:p text:style-name="P4">Début de l'écran de chargement<text:line-break/>Début de l'écouteur de l'écran de chargement </text:p>
        </text:list-item>
        <text:list-item>
          <text:p text:style-name="P4">Développement du menu (ajout du changement de menu depuis le controleur)</text:p>
        </text:list-item>
        <text:list-item>
          <text:p text:style-name="P4">Réaction bouton de chargement terminé </text:p>
        </text:list-item>
        <text:list-item>
          <text:p text:style-name="P4">Ajout d'informations durant la Partie.java<text:line-break/>Amélioration du controleur de jeu et gestion de la fin de partie. </text:p>
        </text:list-item>
        <text:list-item>
          <text:p text:style-name="P4">Ecran de chargement totalement terminé</text:p>
        </text:list-item>
        <text:list-item>
          <text:p text:style-name="P4">Création du menu <text:s/></text:p>
        </text:list-item>
        <text:list-item>
          <text:p text:style-name="P4">Ajout d'un BoutonJeuDame.java<text:line-break/>Création du menu avec boutons personnalisés</text:p>
        </text:list-item>
        <text:list-item>
          <text:p text:style-name="P4">Nettoyage complet du code : javadoc, séparation, correction de fautes de frappes etc </text:p>
        </text:list-item>
        <text:list-item>
          <text:p text:style-name="P4">Petites modifications diverse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46S</meta:editing-duration>
    <meta:editing-cycles>12</meta:editing-cycles>
    <meta:generator>OpenOffice.org/3.4.1$Win32 OpenOffice.org_project/341m1$Build-9593</meta:generator>
    <dc:date>2013-06-13T01:03:20.97</dc:date>
    <meta:document-statistic meta:table-count="0" meta:image-count="0" meta:object-count="0" meta:page-count="1" meta:paragraph-count="28" meta:word-count="214" meta:character-count="1457"/>
    <meta:user-defined meta:name="Info 1"/>
    <meta:user-defined meta:name="Info 2"/>
    <meta:user-defined meta:name="Info 3"/>
    <meta:user-defined meta:name="Info 4"/>
  </office:meta>
</office:document-meta>
</file>